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text-properties style:font-name="Georgia" fo:font-size="16pt" style:font-size-asian="16pt" style:font-size-complex="16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paragraph-properties fo:text-align="center" style:justify-single-word="false"/>
      <style:text-properties style:font-name="Georgia" fo:font-size="10.5pt" style:font-size-asian="10.5pt" style:font-size-complex="10.5pt"/>
    </style:style>
    <style:style style:name="P4" style:family="paragraph" style:parent-style-name="Standard" style:list-style-name="WW8Num2">
      <style:text-properties style:font-name="Georgia" fo:font-size="10.5pt" style:font-size-asian="10.5pt" style:font-size-complex="10.5pt"/>
    </style:style>
    <style:style style:name="P5" style:family="paragraph" style:parent-style-name="Standard" style:list-style-name="WW8Num1">
      <style:text-properties style:font-name="Georgia" fo:font-size="10.5pt" style:font-size-asian="10.5pt" style:font-size-complex="10.5pt"/>
    </style:style>
    <style:style style:name="P6" style:family="paragraph" style:parent-style-name="Standard">
      <style:text-properties style:font-name="Georgia" fo:font-size="10.5pt" fo:font-weight="bold"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Unprepared Heart</text:p>
      <text:p text:style-name="P3"/>
      <text:p text:style-name="P2"><text:span text:style-name="T1">Read:</text:span> II Chronicles 12:13-14 and 19:1-3 </text:p>
      <text:p text:style-name="P2"><text:s/></text:p>
      <text:p text:style-name="P2"><text:span text:style-name="T1">Text:</text:span> Proverbs 16:1 "The preparations of the heart in man, and the answer of the tongue, is from the LORD."</text:p>
      <text:p text:style-name="P2"/>
      <text:p text:style-name="P2"><text:span text:style-name="T1">Introduction:</text:span> I have read about two men in the Old Testament. There is a similarity between them and a contrast with them. One of these men had prepared their heart to seek God and the other had not prepared his heart to seek God. One was blessed and the other was cursed. The one who failed to prepare his heart (Rehoboam) was the son of the wisest man who ever lived. Jehoshaphat was the son of <text:s/>Asa, a Godly king who fell away from God at the end of his life. He was also a close friend to the wicked king: Ahab. It seems odd that a king from less than perfect background would have a heart that was prepared to seek God while the one with the wisest father in the world would have a heart that was turned away from God.</text:p>
      <text:p text:style-name="P2"/>
      <text:p text:style-name="P2"><text:span text:style-name="T1">I. What happened to Rehoboam?</text:span> Why would this son of Solomon turn out so bad? </text:p>
      <text:list xml:id="list7331884588126988851" text:style-name="WW8Num2">
        <text:list-item>
          <text:p text:style-name="P4"><text:span text:style-name="T2">He followed a bad example</text:span>. Rehoboam came from a household where he observed a self-indulgent dad every day. Solomon had over 700 wives and because they couldn’t satisfy his every desire he had over 300 concubines on the side. Sort-of makes you question his wisdom doesn’t it? What is the difference between a wife and a concubine? It seems that the concubine was like a woman in the kings harem where a wife was one whom he had made a legal obligation to as well as including a wedding ceremony.</text:p>
        </text:list-item>
        <text:list-item>
          <text:p text:style-name="P4"><text:span text:style-name="T2">He had poor advisors</text:span>. Rehoboam surrounded himself with men who were no wiser than he was. He listened to the advice of the wrong group of men. There were men who gave him excellent advice but he dismissed them and followed the crowd that made him feel superior. How he listened to men was a reflection of how he listened to God. The older advisors recommended humility but the younger friends focused on being strong and proud.<text:tab/></text:p>
        </text:list-item>
      </text:list>
      <text:p text:style-name="P2"><text:span text:style-name="T1">II. Jehoshaphat’s strength.</text:span> Jehoshaphat <text:s/>is the great grandson of Rehoboam. Perhaps his mother told him about his heritage. No doubt she told him about the wisdom and wealth of Solomon. He must have asked what happened to all the gold and silver and why the nation had been split into two nations: Judah and Israel. Then she told him about Rehoboam and his arrogancy. In II Chronicles 19:3 we read of this king: “Nevertheless there are good things found in thee, in that thou hast taken away the groves out of the land, and hast prepared thine heart to seek God.”</text:p>
      <text:list xml:id="list5827206849727637016" text:style-name="WW8Num1">
        <text:list-item>
          <text:p text:style-name="P5"><text:span text:style-name="T2">His followed a good example</text:span>. Asa began his time as king by seeking God. He removed all the idol worshippers and removed his own mother from being queen because she was an idol worshipper.</text:p>
        </text:list-item>
        <text:list-item>
          <text:p text:style-name="P5"><text:span text:style-name="T2">He led the people back to God</text:span>. In the 4<text:span text:style-name="T3">th</text:span> verse we read “And Jehoshaphat dwelt at Jerusalem: and he went out again through the people from Beer-sheba to mount Ephraim, and brought them back unto the LORD God of their fathers.” His dad had taken the initial step by removing the idols and now Jehoshaphat took the next step by turning their hearts back to God.</text:p>
        </text:list-item>
      </text:list>
      <text:p text:style-name="P2"><text:s text:c="2"/>It’s not enough to stop your bad behavior. It needs to be replaced with Godly behavior. In the New Testament we read: Ephesians 4:28 "Let him that stole steal no more: but rather let him labour, working with his hands the thing which is good, that he may have to give to him that needeth." In this verse Paul is telling the thief to stop being a thief but he goes on and tells him to do two things that he hasn’t been doing up to date. First he tells him to work with his hands and second he tells him to give to the needy. </text:p>
      <text:p text:style-name="P2"><text:s text:c="2"/>Jehoshapat knew that it wasn’t enough to stop being an idolater. The people needed to begin worshipping the true God. </text:p>
      <text:p text:style-name="P6"/>
      <text:p text:style-name="P2"><text:span text:style-name="T1">Conclude:</text:span> What was the difference between these two kings? The scriptures are clear. One had prepared his heart to seek God and the other had not. One followed a good example and the other did not. One listened to poor advice and the other listened to God. </text:p>
      <text:p text:style-name="P2"><text:s text:c="2"/>When we were active in the Boy Scouts we would end each meeting with the scouts all in a circle reciting the Boy Scout motto: “Be Prepared.” This was followed by the scouts all yelling in unison: “We are prepared!” Have you prepared your hear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3335in" fo:text-indent="-0.25in" fo:margin-left="0.333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3335in" fo:text-indent="-0.1252in" fo:margin-left="1.333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8335in" fo:text-indent="-0.1252in" fo:margin-left="2.833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3335in" fo:text-indent="-0.25in" fo:margin-left="3.33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8335in" fo:text-indent="-0.25in" fo:margin-left="3.833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3335in" fo:text-indent="-0.1252in" fo:margin-left="4.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3335in" fo:text-indent="-0.25in" fo:margin-left="0.333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3335in" fo:text-indent="-0.1252in" fo:margin-left="1.333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2.8335in" fo:text-indent="-0.1252in" fo:margin-left="2.833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3335in" fo:text-indent="-0.25in" fo:margin-left="3.33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3.8335in" fo:text-indent="-0.25in" fo:margin-left="3.833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3335in" fo:text-indent="-0.1252in" fo:margin-left="4.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Prepared Heart</dc:title>
    <meta:initial-creator>Joel Tice</meta:initial-creator>
    <meta:creation-date>2008-02-16T23:12:00</meta:creation-date>
    <dc:creator>j </dc:creator>
    <dc:date>2020-04-03T19:45:00.04</dc:date>
    <meta:editing-cycles>6</meta:editing-cycles>
    <meta:editing-duration>PT7H</meta:editing-duration>
    <meta:document-statistic meta:table-count="0" meta:image-count="0" meta:object-count="0" meta:page-count="1" meta:paragraph-count="15" meta:word-count="778" meta:character-count="4157"/>
    <meta:generator>OpenOffice/4.1.3$Win32 OpenOffice.org_project/413m1$Build-9783</meta:generator>
  </office:meta>
</office:document-meta>
</file>